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07cm"/>
    </style:style>
    <style:style style:name="co2" style:family="table-column">
      <style:table-column-properties fo:break-before="auto" style:column-width="4.556cm"/>
    </style:style>
    <style:style style:name="co3" style:family="table-column">
      <style:table-column-properties fo:break-before="auto" style:column-width="7.497cm"/>
    </style:style>
    <style:style style:name="co4" style:family="table-column">
      <style:table-column-properties fo:break-before="auto" style:column-width="1.642cm"/>
    </style:style>
    <style:style style:name="co5" style:family="table-column">
      <style:table-column-properties fo:break-before="auto" style:column-width="5.237cm"/>
    </style:style>
    <style:style style:name="co6" style:family="table-column">
      <style:table-column-properties fo:break-before="auto" style:column-width="2.78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ill_of_materia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PinSocket_1x04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bug_Port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k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R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0R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F**,REF**,REF**,REF**</text:p>
          </table:table-cell>
          <table:table-cell office:value-type="string" calcext:value-type="string">
            <text:p>MountingHole_2.2mm_M2_P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untingHole_2.2mm_M2_Pad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TerminalBlock_bornier-2_P5.08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rew_Terminal_01x0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F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P_Radial_D4.0mm_P2.0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D_D3.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_LED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_DO-35_SOD27_P7.62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4148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JST_XH_B2B-XH-A_1x02_P2.50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WR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USB_Micro-B_Molex-105017-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B_Micro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PinSocket_2x04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8_Female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Relay_SPDT_SANYOU_SRD_Series_Form_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YOU_SRD_Form_C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TO-92_Inl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855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TO-92_Inl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805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PUSH_6mm_H4.3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Push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SW_CuK_OS102011MA1QN1_SPDT_Ang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SPDT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OT-223-3_TabPin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S1117-3.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document-statistic meta:table-count="1" meta:cell-count="111" meta:object-count="0"/>
    <meta:generator>LibreOffice/6.4.3.2$Windows_X86_64 LibreOffice_project/747b5d0ebf89f41c860ec2a39efd7cb15b54f2d8</meta:generator>
  </office:meta>
</office:document-meta>
</file>